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0000000074000000A68DE83240E83A79928.jpg" manifest:media-type="image/jpeg"/>
  <manifest:file-entry manifest:full-path="Pictures/100000000000079000000AF48DF419C1862E69FA.jpg" manifest:media-type="image/jpeg"/>
  <manifest:file-entry manifest:full-path="Pictures/100000000000076400000A7C0CFBC1A794DA403F.jpg" manifest:media-type="image/jpeg"/>
  <manifest:file-entry manifest:full-path="Pictures/100000000000075800000A80A4087D44298CB587.jpg" manifest:media-type="image/jpeg"/>
  <manifest:file-entry manifest:full-path="Pictures/10000000000007A400000AD40B51FEA6BB2303D3.jpg" manifest:media-type="image/jpeg"/>
  <manifest:file-entry manifest:full-path="Pictures/100000000000032D0000005C7B89E2FA5C07E073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svg:stroke-color="#000000" draw:fill="none" draw:fill-color="#ffffff" fo:min-height="1.905cm"/>
    </style:style>
    <style:style style:name="gr3" style:family="graphic" style:parent-style-name="standard">
      <style:graphic-properties draw:stroke="none" svg:stroke-color="#3465a4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svg:stroke-color="#4b5158" draw:fill-color="#4b5158" draw:textarea-horizontal-align="justify" draw:textarea-vertical-align="middle" draw:auto-grow-height="false" fo:min-height="2.794cm" fo:min-width="20.69cm"/>
    </style:style>
    <style:style style:name="gr5" style:family="graphic" style:parent-style-name="standard">
      <style:graphic-properties svg:stroke-color="#4b5158" draw:fill-color="#4b5158" draw:textarea-horizontal-align="justify" draw:textarea-vertical-align="middle" draw:auto-grow-height="false" fo:min-height="3.667cm" fo:min-width="20.39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4b5158"/>
      <style:paragraph-properties fo:text-align="center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4.091cm" svg:height="0.458cm" svg:x="13.582cm" svg:y="28.893cm">
          <draw:image xlink:href="Pictures/100000000000032D0000005C7B89E2FA5C07E073.jpg" xlink:type="simple" xlink:show="embed" xlink:actuate="onLoad">
            <text:p/>
          </draw:image>
        </draw:frame>
        <draw:frame draw:style-name="gr1" draw:text-style-name="P1" draw:layer="layout" svg:width="20.337cm" svg:height="28.821cm" svg:x="0.3cm" svg:y="0.5cm">
          <draw:image xlink:href="Pictures/10000000000007A400000AD40B51FEA6BB2303D3.jpg" xlink:type="simple" xlink:show="embed" xlink:actuate="onLoad">
            <text:p/>
          </draw:image>
        </draw:frame>
        <draw:frame draw:style-name="gr2" draw:text-style-name="P2" draw:layer="layout" svg:width="2.921cm" svg:height="1.905cm" svg:x="0.3cm" svg:y="0.365cm">
          <draw:text-box>
            <text:p/>
          </draw:text-box>
        </draw:frame>
      </draw:page>
      <draw:page draw:name="page2" draw:style-name="dp1" draw:master-page-name="master-page3">
        <draw:frame draw:style-name="gr1" draw:text-style-name="P1" draw:layer="layout" svg:width="4.091cm" svg:height="0.458cm" svg:x="13.582cm" svg:y="28.893cm">
          <draw:image xlink:href="Pictures/100000000000032D0000005C7B89E2FA5C07E073.jpg" xlink:type="simple" xlink:show="embed" xlink:actuate="onLoad">
            <text:p/>
          </draw:image>
        </draw:frame>
        <draw:frame draw:style-name="gr3" draw:text-style-name="P1" draw:layer="layout" svg:width="20.316cm" svg:height="28.821cm" svg:x="0.554cm" svg:y="0.365cm">
          <draw:image xlink:href="Pictures/100000000000076400000A7C0CFBC1A794DA403F.jpg" xlink:type="simple" xlink:show="embed" xlink:actuate="onLoad">
            <text:p/>
          </draw:image>
        </draw:frame>
        <draw:custom-shape draw:style-name="gr4" draw:text-style-name="P3" draw:layer="layout" svg:width="20.69cm" svg:height="2.794cm" svg:x="0.3cm" svg:y="4.683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master-page9">
        <draw:frame draw:style-name="gr1" draw:text-style-name="P1" draw:layer="layout" svg:width="4.091cm" svg:height="0.458cm" svg:x="13.582cm" svg:y="28.893cm">
          <draw:image xlink:href="Pictures/100000000000032D0000005C7B89E2FA5C07E073.jpg" xlink:type="simple" xlink:show="embed" xlink:actuate="onLoad">
            <text:p/>
          </draw:image>
        </draw:frame>
        <draw:frame draw:style-name="gr1" draw:text-style-name="P1" draw:layer="layout" svg:width="19.899cm" svg:height="28.821cm" svg:x="0.545cm" svg:y="0cm">
          <draw:image xlink:href="Pictures/100000000000079000000AF48DF419C1862E69FA.jpg" xlink:type="simple" xlink:show="embed" xlink:actuate="onLoad">
            <text:p/>
          </draw:image>
        </draw:frame>
      </draw:page>
      <draw:page draw:name="page4" draw:style-name="dp1" draw:master-page-name="master-page12">
        <draw:frame draw:style-name="gr1" draw:text-style-name="P1" draw:layer="layout" svg:width="4.091cm" svg:height="0.458cm" svg:x="13.582cm" svg:y="28.893cm">
          <draw:image xlink:href="Pictures/100000000000032D0000005C7B89E2FA5C07E073.jpg" xlink:type="simple" xlink:show="embed" xlink:actuate="onLoad">
            <text:p/>
          </draw:image>
        </draw:frame>
        <draw:frame draw:style-name="gr1" draw:text-style-name="P1" draw:layer="layout" svg:width="20.079cm" svg:height="28.821cm" svg:x="0.455cm" svg:y="0cm">
          <draw:image xlink:href="Pictures/100000000000074000000A68DE83240E83A79928.jpg" xlink:type="simple" xlink:show="embed" xlink:actuate="onLoad">
            <text:p/>
          </draw:image>
        </draw:frame>
      </draw:page>
      <draw:page draw:name="page5" draw:style-name="dp1" draw:master-page-name="master-page12">
        <draw:frame draw:style-name="gr1" draw:text-style-name="P1" draw:layer="layout" svg:width="4.091cm" svg:height="0.458cm" svg:x="13.582cm" svg:y="28.893cm">
          <draw:image xlink:href="Pictures/100000000000032D0000005C7B89E2FA5C07E073.jpg" xlink:type="simple" xlink:show="embed" xlink:actuate="onLoad">
            <text:p/>
          </draw:image>
        </draw:frame>
        <draw:frame draw:style-name="gr1" draw:text-style-name="P1" draw:layer="layout" svg:width="20.157cm" svg:height="28.821cm" svg:x="0.416cm" svg:y="0cm">
          <draw:image xlink:href="Pictures/100000000000075800000A80A4087D44298CB587.jpg" xlink:type="simple" xlink:show="embed" xlink:actuate="onLoad">
            <text:p/>
          </draw:image>
        </draw:frame>
        <draw:custom-shape draw:style-name="gr5" draw:text-style-name="P3" draw:layer="layout" svg:width="20.39cm" svg:height="3.667cm" svg:x="0.3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3cm" fo:margin-right="0.3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2" style:page-layout-name="PM0" draw:style-name="Mdp1"/>
    <style:master-page style:name="master-page9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6-15T19:18:29.809311830</dc:date>
    <meta:editing-duration>PT5M6S</meta:editing-duration>
    <meta:editing-cycles>1</meta:editing-cycles>
    <meta:document-statistic meta:object-count="13"/>
    <meta:generator>LibreOffice/6.0.7.3$Linux_X86_64 LibreOffice_project/00m0$Build-3</meta:generator>
  </office:meta>
</office:document-meta>
</file>